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911649082" calcext:value-type="float">
            <text:p>0.0911649082</text:p>
          </table:table-cell>
          <table:table-cell office:value-type="float" office:value="0.8388765418" calcext:value-type="float">
            <text:p>0.8388765418</text:p>
          </table:table-cell>
          <table:table-cell office:value-type="float" office:value="8.406390936" calcext:value-type="float">
            <text:p>8.406390936</text:p>
          </table:table-cell>
          <table:table-cell office:value-type="float" office:value="84.3042273394" calcext:value-type="float">
            <text:p>84.3042273394</text:p>
          </table:table-cell>
          <table:table-cell office:value-type="float" office:value="841.2600801004" calcext:value-type="float">
            <text:p>841.2600801004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.0132079822" calcext:value-type="float">
            <text:p>0.0132079822</text:p>
          </table:table-cell>
          <table:table-cell office:value-type="float" office:value="0.0431648236" calcext:value-type="float">
            <text:p>0.0431648236</text:p>
          </table:table-cell>
          <table:table-cell office:value-type="float" office:value="0.3794045262" calcext:value-type="float">
            <text:p>0.3794045262</text:p>
          </table:table-cell>
          <table:table-cell office:value-type="float" office:value="2.7206689394" calcext:value-type="float">
            <text:p>2.7206689394</text:p>
          </table:table-cell>
          <table:table-cell office:value-type="float" office:value="21.4126527736" calcext:value-type="float">
            <text:p>21.412652773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1048690964" calcext:value-type="float">
            <text:p>0.1048690964</text:p>
          </table:table-cell>
          <table:table-cell office:value-type="float" office:value="0.4464901516" calcext:value-type="float">
            <text:p>0.4464901516</text:p>
          </table:table-cell>
          <table:table-cell office:value-type="float" office:value="4.4418285186" calcext:value-type="float">
            <text:p>4.4418285186</text:p>
          </table:table-cell>
          <table:table-cell office:value-type="float" office:value="46.8384116272" calcext:value-type="float">
            <text:p>46.8384116272</text:p>
          </table:table-cell>
          <table:table-cell office:value-type="float" office:value="443.6328276678" calcext:value-type="float">
            <text:p>443.632827667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75553376" calcext:value-type="float">
            <text:p>0.0075553376</text:p>
          </table:table-cell>
          <table:table-cell office:value-type="float" office:value="0.0140138076" calcext:value-type="float">
            <text:p>0.0140138076</text:p>
          </table:table-cell>
          <table:table-cell office:value-type="float" office:value="0.0943852734" calcext:value-type="float">
            <text:p>0.0943852734</text:p>
          </table:table-cell>
          <table:table-cell office:value-type="float" office:value="0.784269405" calcext:value-type="float">
            <text:p>0.784269405</text:p>
          </table:table-cell>
          <table:table-cell office:value-type="float" office:value="7.833880501" calcext:value-type="float">
            <text:p>7.83388050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193799166" calcext:value-type="float">
            <text:p>0.193799166</text:p>
          </table:table-cell>
          <table:table-cell office:value-type="float" office:value="0.8743077722" calcext:value-type="float">
            <text:p>0.8743077722</text:p>
          </table:table-cell>
          <table:table-cell office:value-type="float" office:value="9.3515308566" calcext:value-type="float">
            <text:p>9.3515308566</text:p>
          </table:table-cell>
          <table:table-cell office:value-type="float" office:value="79.8054027584" calcext:value-type="float">
            <text:p>79.8054027584</text:p>
          </table:table-cell>
          <table:table-cell office:value-type="float" office:value="760.3626826294" calcext:value-type="float">
            <text:p>760.362682629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930486996" calcext:value-type="float">
            <text:p>0.0930486996</text:p>
          </table:table-cell>
          <table:table-cell office:value-type="float" office:value="0.860164005" calcext:value-type="float">
            <text:p>0.860164005</text:p>
          </table:table-cell>
          <table:table-cell office:value-type="float" office:value="8.5160031404" calcext:value-type="float">
            <text:p>8.5160031404</text:p>
          </table:table-cell>
          <table:table-cell office:value-type="float" office:value="85.5036358488" calcext:value-type="float">
            <text:p>85.5036358488</text:p>
          </table:table-cell>
          <table:table-cell office:value-type="float" office:value="843.672802518" calcext:value-type="float">
            <text:p>843.672802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7:07:31.004908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6T07:09:17.003455464</dc:date>
    <meta:editing-duration>PT1H27M40S</meta:editing-duration>
    <meta:editing-cycles>12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A1:complete.F7" chart:data-source-has-labels="both" svg:x="0.564cm" svg:y="0.334cm" svg:width="12.299cm" svg:height="9.33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7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0911649082">
                <text:p>0.0911649082</text:p>
                <draw:g>
                  <svg:desc>complete.B2:complete.F2</svg:desc>
                </draw:g>
              </table:table-cell>
              <table:table-cell office:value-type="float" office:value="0.8388765418">
                <text:p>0.8388765418</text:p>
              </table:table-cell>
              <table:table-cell office:value-type="float" office:value="8.406390936">
                <text:p>8.406390936</text:p>
              </table:table-cell>
              <table:table-cell office:value-type="float" office:value="84.3042273394">
                <text:p>84.3042273394</text:p>
              </table:table-cell>
              <table:table-cell office:value-type="float" office:value="841.2600801004">
                <text:p>841.2600801004</text:p>
              </table:table-cell>
            </table:table-row>
            <table:table-row>
              <table:table-cell office:value-type="string">
                <text:p>'BF-Trie'</text:p>
                <draw:g>
                  <svg:desc>complete.A3:complete.A3</svg:desc>
                </draw:g>
              </table:table-cell>
              <table:table-cell office:value-type="float" office:value="0.0132079822">
                <text:p>0.0132079822</text:p>
                <draw:g>
                  <svg:desc>complete.B3:complete.F3</svg:desc>
                </draw:g>
              </table:table-cell>
              <table:table-cell office:value-type="float" office:value="0.0431648236">
                <text:p>0.0431648236</text:p>
              </table:table-cell>
              <table:table-cell office:value-type="float" office:value="0.3794045262">
                <text:p>0.3794045262</text:p>
              </table:table-cell>
              <table:table-cell office:value-type="float" office:value="2.7206689394">
                <text:p>2.7206689394</text:p>
              </table:table-cell>
              <table:table-cell office:value-type="float" office:value="21.4126527736">
                <text:p>21.4126527736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1048690964">
                <text:p>0.1048690964</text:p>
                <draw:g>
                  <svg:desc>complete.B4:complete.F4</svg:desc>
                </draw:g>
              </table:table-cell>
              <table:table-cell office:value-type="float" office:value="0.4464901516">
                <text:p>0.4464901516</text:p>
              </table:table-cell>
              <table:table-cell office:value-type="float" office:value="4.4418285186">
                <text:p>4.4418285186</text:p>
              </table:table-cell>
              <table:table-cell office:value-type="float" office:value="46.8384116272">
                <text:p>46.8384116272</text:p>
              </table:table-cell>
              <table:table-cell office:value-type="float" office:value="443.6328276678">
                <text:p>443.6328276678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75553376">
                <text:p>0.0075553376</text:p>
                <draw:g>
                  <svg:desc>complete.B5:complete.F5</svg:desc>
                </draw:g>
              </table:table-cell>
              <table:table-cell office:value-type="float" office:value="0.0140138076">
                <text:p>0.0140138076</text:p>
              </table:table-cell>
              <table:table-cell office:value-type="float" office:value="0.0943852734">
                <text:p>0.0943852734</text:p>
              </table:table-cell>
              <table:table-cell office:value-type="float" office:value="0.784269405">
                <text:p>0.784269405</text:p>
              </table:table-cell>
              <table:table-cell office:value-type="float" office:value="7.833880501">
                <text:p>7.833880501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193799166">
                <text:p>0.193799166</text:p>
                <draw:g>
                  <svg:desc>complete.B6:complete.F6</svg:desc>
                </draw:g>
              </table:table-cell>
              <table:table-cell office:value-type="float" office:value="0.8743077722">
                <text:p>0.8743077722</text:p>
              </table:table-cell>
              <table:table-cell office:value-type="float" office:value="9.3515308566">
                <text:p>9.3515308566</text:p>
              </table:table-cell>
              <table:table-cell office:value-type="float" office:value="79.8054027584">
                <text:p>79.8054027584</text:p>
              </table:table-cell>
              <table:table-cell office:value-type="float" office:value="760.3626826294">
                <text:p>760.3626826294</text:p>
              </table:table-cell>
            </table:table-row>
            <table:table-row>
              <table:table-cell office:value-type="string">
                <text:p>'List'</text:p>
                <draw:g>
                  <svg:desc>complete.A7:complete.A7</svg:desc>
                </draw:g>
              </table:table-cell>
              <table:table-cell office:value-type="float" office:value="0.0930486996">
                <text:p>0.0930486996</text:p>
                <draw:g>
                  <svg:desc>complete.B7:complete.F7</svg:desc>
                </draw:g>
              </table:table-cell>
              <table:table-cell office:value-type="float" office:value="0.860164005">
                <text:p>0.860164005</text:p>
              </table:table-cell>
              <table:table-cell office:value-type="float" office:value="8.5160031404">
                <text:p>8.5160031404</text:p>
              </table:table-cell>
              <table:table-cell office:value-type="float" office:value="85.5036358488">
                <text:p>85.5036358488</text:p>
              </table:table-cell>
              <table:table-cell office:value-type="float" office:value="843.672802518">
                <text:p>843.672802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